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f09" officeooo:paragraph-rsid="00082f09"/>
    </style:style>
    <style:style style:name="P2" style:family="paragraph" style:parent-style-name="Standard">
      <style:text-properties officeooo:rsid="0008a926" officeooo:paragraph-rsid="0008a926"/>
    </style:style>
    <style:style style:name="P3" style:family="paragraph" style:parent-style-name="Standard">
      <style:text-properties officeooo:rsid="0008a926" officeooo:paragraph-rsid="000a73b8"/>
    </style:style>
    <style:style style:name="P4" style:family="paragraph" style:parent-style-name="Standard">
      <style:paragraph-properties fo:margin-left="0in" fo:margin-right="0in" fo:text-align="start" style:justify-single-word="false" fo:text-indent="0in" style:auto-text-indent="false"/>
    </style:style>
    <style:style style:name="T1" style:family="text">
      <style:text-properties fo:color="#000000" style:font-name="Monospace" fo:font-size="10pt" style:font-size-asian="10pt"/>
    </style:style>
    <style:style style:name="T2" style:family="text">
      <style:text-properties fo:color="#7f0055" style:font-name="Monospace" fo:font-size="10pt" fo:font-weight="bold" style:font-size-asian="10pt" style:font-weight-asian="bold"/>
    </style:style>
    <style:style style:name="T3" style:family="text">
      <style:text-properties fo:color="#6a3e3e" style:font-name="Monospace" fo:font-size="10pt" style:font-size-asian="10pt"/>
    </style:style>
    <style:style style:name="T4" style:family="text">
      <style:text-properties fo:color="#0000c0" style:font-name="Monospace" fo:font-size="10pt" style:font-size-asian="10pt"/>
    </style:style>
    <style:style style:name="T5" style:family="text">
      <style:text-properties officeooo:rsid="0009c8c1"/>
    </style:style>
    <style:style style:name="T6" style:family="text">
      <style:text-properties officeooo:rsid="000a73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text:p>
      <text:p text:style-name="P1"/>
      <text:p text:style-name="P1">1) <text:s/>My code does not achieve O(log n). I use Binary Search for this problem, but Binary Search needs to know the size of the data structure before hand, so that was not possible.</text:p>
      <text:p text:style-name="P3">My code achieves it in O(n) time. A pointer traverses through the entire Data Strucutre until it finds the value and prints it out. </text:p>
      <text:p text:style-name="P3"><text:span text:style-name="T6">The first 3 lines: it checks if the pointer value is ever higher than the value we are looking for, if it is, it ends right there. This ends up decreasing the run time for many inputs. </text:span></text:p>
      <text:p text:style-name="P2"/>
      <text:p text:style-name="P2"><text:span text:style-name="T1"><text:tab/></text:span><text:span text:style-name="T2">public</text:span><text:span text:style-name="T1"> </text:span><text:span text:style-name="T2">int</text:span><text:span text:style-name="T1"> ProblemThree(Data </text:span><text:span text:style-name="T3">data</text:span><text:span text:style-name="T1">, </text:span><text:span text:style-name="T2">int</text:span><text:span text:style-name="T1"> </text:span><text:span text:style-name="T3">value</text:span><text:span text:style-name="T1">){</text:span></text:p>
      <text:p text:style-name="P4"><text:span text:style-name="T1"><text:tab/><text:tab/><text:tab/><text:tab/></text:span></text:p>
      <text:p text:style-name="P4"><text:span text:style-name="T1"><text:tab/><text:tab/>Node </text:span><text:span text:style-name="T3">ptr</text:span><text:span text:style-name="T1"> = </text:span><text:span text:style-name="T3">data</text:span><text:span text:style-name="T1">.</text:span><text:span text:style-name="T4">head</text:span><text:span text:style-name="T1">; </text:span></text:p>
      <text:p text:style-name="P4"><text:span text:style-name="T1"><text:tab/><text:tab/></text:span></text:p>
      <text:p text:style-name="P4"><text:span text:style-name="T1"><text:tab/><text:tab/></text:span><text:span text:style-name="T2">while</text:span><text:span text:style-name="T1">(</text:span><text:span text:style-name="T3">ptr</text:span><text:span text:style-name="T1"> != </text:span><text:span text:style-name="T2">null</text:span><text:span text:style-name="T1">){</text:span></text:p>
      <text:p text:style-name="P4"><text:span text:style-name="T1"><text:tab/><text:tab/><text:tab/></text:span><text:span text:style-name="T2">if</text:span><text:span text:style-name="T1">(</text:span><text:span text:style-name="T3">ptr</text:span><text:span text:style-name="T1">.</text:span><text:span text:style-name="T4">value</text:span><text:span text:style-name="T1"> &gt; </text:span><text:span text:style-name="T3">value</text:span><text:span text:style-name="T1">){</text:span></text:p>
      <text:p text:style-name="P4"><text:span text:style-name="T1"><text:tab/><text:tab/><text:tab/><text:tab/></text:span><text:span text:style-name="T2">return</text:span><text:span text:style-name="T1"> -1; </text:span></text:p>
      <text:p text:style-name="P4"><text:span text:style-name="T1"><text:tab/><text:tab/><text:tab/>}</text:span></text:p>
      <text:p text:style-name="P4"><text:span text:style-name="T1"><text:tab/><text:tab/><text:tab/></text:span><text:span text:style-name="T2">if</text:span><text:span text:style-name="T1">(</text:span><text:span text:style-name="T3">ptr</text:span><text:span text:style-name="T1">.</text:span><text:span text:style-name="T4">value</text:span><text:span text:style-name="T1"> == </text:span><text:span text:style-name="T3">value</text:span><text:span text:style-name="T1">){</text:span></text:p>
      <text:p text:style-name="P4"><text:span text:style-name="T1"><text:tab/><text:tab/><text:tab/><text:tab/></text:span><text:span text:style-name="T2">return</text:span><text:span text:style-name="T1"> </text:span><text:span text:style-name="T3">value</text:span><text:span text:style-name="T1">; </text:span></text:p>
      <text:p text:style-name="P4"><text:span text:style-name="T1"><text:tab/><text:tab/><text:tab/>}</text:span></text:p>
      <text:p text:style-name="P4"><text:span text:style-name="T1"><text:tab/><text:tab/><text:tab/></text:span><text:span text:style-name="T3">ptr</text:span><text:span text:style-name="T1"> = </text:span><text:span text:style-name="T3">ptr</text:span><text:span text:style-name="T1">.</text:span><text:span text:style-name="T4">next</text:span><text:span text:style-name="T1">; </text:span></text:p>
      <text:p text:style-name="P4"><text:span text:style-name="T1"><text:tab/><text:tab/>}</text:span></text:p>
      <text:p text:style-name="P4"><text:span text:style-name="T1"><text:tab/><text:tab/></text:span><text:span text:style-name="T2">return</text:span><text:span text:style-name="T1"> -1; </text:span></text:p>
      <text:p text:style-name="P4"><text:span text:style-name="T1"><text:tab/><text:tab/></text:span></text:p>
      <text:p text:style-name="P4"><text:span text:style-name="T1"><text:tab/>}</text:span></text:p>
      <text:p text:style-name="P2"><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21:03.467951538</meta:creation-date>
    <dc:date>2018-11-02T18:24:35.216665499</dc:date>
    <meta:editing-duration>PT3M30S</meta:editing-duration>
    <meta:editing-cycles>5</meta:editing-cycles>
    <meta:generator>LibreOffice/5.1.6.2$Linux_X86_64 LibreOffice_project/10m0$Build-2</meta:generator>
    <meta:document-statistic meta:table-count="0" meta:image-count="0" meta:object-count="0" meta:page-count="1" meta:paragraph-count="21" meta:word-count="129" meta:character-count="734" meta:non-whitespace-character-count="572"/>
  </office:meta>
</office:document-meta>
</file>